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Your Name]</text:p>
      <text:p text:style-name="Standard">Senior Software Development Engineer (SDE III)</text:p>
      <text:p text:style-name="Standard">Email: your.email@example.com | Phone: +91-XXXXXXXXXX | LinkedIn: linkedin.com/in/yourprofile | GitHub: github.com/yourprofile</text:p>
      <text:p text:style-name="Standard"/>
      <text:p text:style-name="Standard">--------------------------------------------------------------------------------</text:p>
      <text:p text:style-name="Standard">Professional Summary</text:p>
      <text:p text:style-name="Standard">--------------------------------------------------------------------------------</text:p>
      <text:p text:style-name="Standard">Experienced SDE III with 8+ years in full-stack development and distributed systems. Skilled in designing scalable architectures, building intuitive user interfaces, and leading engineering teams. Adept at bridging front-end and back-end technologies to deliver seamless, high-performance applications. Strong mentor and technical leader with a track record of driving innovation and business impact.</text:p>
      <text:p text:style-name="Standard"/>
      <text:p text:style-name="Standard">--------------------------------------------------------------------------------</text:p>
      <text:p text:style-name="Standard">Core Skills</text:p>
      <text:p text:style-name="Standard">--------------------------------------------------------------------------------</text:p>
      <text:p text:style-name="Standard">Frontend Development: React, Angular, TypeScript, Next.js, HTML5, CSS3</text:p>
      <text:p text:style-name="Standard">Backend Development: Java, Python, Node.js, Go, C++</text:p>
      <text:p text:style-name="Standard">Databases: PostgreSQL, MySQL, MongoDB, DynamoDB</text:p>
      <text:p text:style-name="Standard">Cloud Platforms: AWS, Azure, GCP</text:p>
      <text:p text:style-name="Standard">DevOps: Docker, Kubernetes, CI/CD pipelines, Terraform</text:p>
      <text:p text:style-name="Standard">UI/UX Collaboration: Wireframing, accessibility, responsive design</text:p>
      <text:p text:style-name="Standard">Leadership: Mentorship, code reviews, technical strategy, stakeholder communication</text:p>
      <text:p text:style-name="Standard"/>
      <text:p text:style-name="Standard">--------------------------------------------------------------------------------</text:p>
      <text:p text:style-name="Standard">Professional Experience</text:p>
      <text:p text:style-name="Standard">--------------------------------------------------------------------------------</text:p>
      <text:p text:style-name="Standard">Senior Software Development Engineer III</text:p>
      <text:p text:style-name="Standard">Company Name, Location | MM/YYYY – Present</text:p>
      <text:p text:style-name="Standard">- Designed and implemented a full-stack e-commerce platform with React + Node.js, supporting 1M+ concurrent users.</text:p>
      <text:p text:style-name="Standard">- Led migration of legacy front-end to React + TypeScript, improving performance and reducing bundle size by 35%.</text:p>
      <text:p text:style-name="Standard">- Architected microservices backend with REST and GraphQL APIs, enabling modular feature development.</text:p>
      <text:p text:style-name="Standard">- Mentored engineers in full-stack practices, fostering growth in both front-end and backend skills.</text:p>
      <text:p text:style-name="Standard">- Partnered with product and design teams to deliver customer-facing dashboards with real-time analytics.</text:p>
      <text:p text:style-name="Standard"/>
      <text:p text:style-name="Standard">Software Development Engineer II</text:p>
      <text:p text:style-name="Standard">Company Name, Location | MM/YYYY – MM/YYYY</text:p>
      <text:p text:style-name="Standard">- Built real-time chat application using WebSockets, React, and Node.js.</text:p>
      <text:p text:style-name="Standard">- Developed responsive UI components with accessibility standards, improving usability scores by 25%.</text:p>
      <text:p text:style-name="Standard">- Optimized backend APIs, reducing response times from 500ms to 120ms.</text:p>
      <text:p text:style-name="Standard">- Integrated CI/CD pipelines for both front-end and backend deployments.</text:p>
      <text:p text:style-name="Standard"/>
      <text:p text:style-name="Standard">Software Development Engineer I</text:p>
      <text:p text:style-name="Standard">Company Name, Location | MM/YYYY – MM/YYYY</text:p>
      <text:p text:style-name="Standard">- Developed customer-facing web applications in Angular and Java.</text:p>
      <text:p text:style-name="Standard">- Designed RESTful APIs consumed by millions of users.</text:p>
      <text:p text:style-name="Standard"><text:soft-page-break/>- Contributed to improving code quality by introducing static analysis tools and enforcing coding standards.</text:p>
      <text:p text:style-name="Standard"/>
      <text:p text:style-name="Standard">--------------------------------------------------------------------------------</text:p>
      <text:p text:style-name="Standard">Education</text:p>
      <text:p text:style-name="Standard">--------------------------------------------------------------------------------</text:p>
      <text:p text:style-name="Standard">B.Tech in Computer Science &amp; Engineering – University Name, Year</text:p>
      <text:p text:style-name="Standard">Relevant coursework: Distributed Systems, Web Development, Algorithms, Database Systems</text:p>
      <text:p text:style-name="Standard"/>
      <text:p text:style-name="Standard">--------------------------------------------------------------------------------</text:p>
      <text:p text:style-name="Standard">Achievements</text:p>
      <text:p text:style-name="Standard">--------------------------------------------------------------------------------</text:p>
      <text:p text:style-name="Standard">- Filed 2 patents in distributed computing and cloud optimization.</text:p>
      <text:p text:style-name="Standard">- Speaker at Tech Conference on scalable full-stack systems.</text:p>
      <text:p text:style-name="Standard">- Awarded Best Engineer of the Year for outstanding contributions to system reliability and UI performance.</text:p>
      <text:p text:style-name="Standard"/>
      <text:p text:style-name="Standard">--------------------------------------------------------------------------------</text:p>
      <text:p text:style-name="Standard">Projects</text:p>
      <text:p text:style-name="Standard">--------------------------------------------------------------------------------</text:p>
      <text:p text:style-name="Standard">Scalable E-commerce Platform: Full-stack architecture with React, Node.js, and AWS.</text:p>
      <text:p text:style-name="Standard">Cloud Cost Optimizer: Automated resource scaling, reducing cloud spend by 25%.</text:p>
      <text:p text:style-name="Standard">Analytics Dashboard: Built with React + GraphQL, providing real-time insights for business use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00:34:43.148723953</meta:creation-date>
    <dc:date>2026-02-28T00:35:06.262938068</dc:date>
    <meta:editing-duration>PT23S</meta:editing-duration>
    <meta:editing-cycles>1</meta:editing-cycles>
    <meta:generator>LibreOffice/25.8.4.2$Linux_X86_64 LibreOffice_project/580$Build-2</meta:generator>
    <meta:document-statistic meta:table-count="0" meta:image-count="0" meta:object-count="0" meta:page-count="2" meta:paragraph-count="55" meta:word-count="407" meta:character-count="3975" meta:non-whitespace-character-count="3619"/>
  </office:meta>
</office:document-meta>
</file>